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alendar View Should consist of <text:s/>3 separate views - Calendar View Day, <text:s text:c="2"/>Calendar View Week and Calendar View Month. User should be able to navigate between the 3 views via tabs above the default view. The default view is set to Week. </text:p>
      <text:p text:style-name="Standard"/>
      <text:p text:style-name="Standard">-Calendar View Day should consist of fields, arranged in a single column, each corresponding to the time off the day.</text:p>
      <text:p text:style-name="Standard">-Calendar View Week should consist of <text:s/>fields, arranged in a table, where columns correspond to the days of the week, and rows correspond to the hours of the day.</text:p>
      <text:p text:style-name="Standard">-Calendar View Month should consist of fields, arranged as boxes, corresponding to the days of the month.</text:p>
      <text:p text:style-name="Standard"/>
      <text:p text:style-name="Standard">All three views should allow the user to create, navigate and edit event. All events should appear in all three views simultaneous in the fields corresponding to their set tim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4-22T19:48:19.10</meta:creation-date>
    <dc:date>2016-04-22T20:01:55.30</dc:date>
    <meta:editing-duration>PT13M36S</meta:editing-duration>
    <meta:editing-cycles>1</meta:editing-cycles>
    <meta:generator>OpenOffice/4.1.2$Win32 OpenOffice.org_project/412m3$Build-9782</meta:generator>
    <meta:document-statistic meta:table-count="0" meta:image-count="0" meta:object-count="0" meta:page-count="1" meta:paragraph-count="5" meta:word-count="138" meta:character-count="797"/>
  </office:meta>
</office:document-meta>
</file>